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983b0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fill-color="#5983b0" draw:textarea-horizontal-align="justify" draw:textarea-vertical-align="middle" draw:auto-grow-height="false" fo:min-height="0.458cm" fo:min-width="0.208cm"/>
      <style:paragraph-properties style:writing-mode="lr-tb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svg:stroke-color="#3465a4" draw:fill-color="#729fcf" draw:textarea-horizontal-align="justify" draw:textarea-vertical-align="middle" draw:auto-grow-height="false" fo:min-height="0.458cm" fo:min-width="0.208cm"/>
      <style:paragraph-properties style:writing-mode="lr-tb"/>
    </style:style>
    <style:style style:name="gr6" style:family="graphic" style:parent-style-name="standard">
      <style:graphic-properties svg:stroke-color="#b4c7dc" draw:fill-color="#729fcf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color="#b4c7dc" draw:fill-color="#729fcf" draw:textarea-horizontal-align="justify" draw:textarea-vertical-align="middle" draw:auto-grow-height="false" fo:min-height="0.458cm" fo:min-width="0.208cm"/>
      <style:paragraph-properties style:writing-mode="lr-tb"/>
    </style:style>
    <style:style style:name="gr8" style:family="graphic" style:parent-style-name="standard">
      <style:graphic-properties svg:stroke-color="#ff8000" draw:fill-color="#ff8000" draw:textarea-horizontal-align="justify" draw:textarea-vertical-align="middle" draw:auto-grow-height="false" fo:min-height="0.5cm" fo:min-width="0.5cm"/>
      <style:paragraph-properties style:writing-mode="lr-tb"/>
    </style:style>
    <style:style style:name="gr9" style:family="graphic" style:parent-style-name="standard">
      <style:graphic-properties svg:stroke-color="#ff8000" draw:fill-color="#ff8000" draw:textarea-horizontal-align="justify" draw:textarea-vertical-align="middle" draw:auto-grow-height="false" fo:min-height="0.5cm" fo:min-width="2.25cm"/>
      <style:paragraph-properties style:writing-mode="lr-tb"/>
    </style:style>
    <style:style style:name="gr10" style:family="graphic" style:parent-style-name="standard">
      <style:graphic-properties svg:stroke-color="#158466" draw:fill-color="#158466" draw:textarea-horizontal-align="justify" draw:textarea-vertical-align="middle" draw:auto-grow-height="false" fo:min-height="0.5cm" fo:min-width="2.25cm"/>
      <style:paragraph-properties style:writing-mode="lr-tb"/>
    </style:style>
    <style:style style:name="gr11" style:family="graphic" style:parent-style-name="standard">
      <style:graphic-properties svg:stroke-color="#158466" draw:fill-color="#158466" draw:textarea-horizontal-align="justify" draw:textarea-vertical-align="middle" draw:auto-grow-height="false" fo:min-height="0.5cm" fo:min-width="0.5cm"/>
      <style:paragraph-properties style:writing-mode="lr-tb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.5cm" fo:min-width="0.5cm"/>
      <style:paragraph-properties style:writing-mode="lr-tb"/>
    </style:style>
    <style:style style:name="gr13" style:family="graphic" style:parent-style-name="standard">
      <style:graphic-properties svg:stroke-color="#808080" draw:fill-color="#808080" draw:textarea-horizontal-align="justify" draw:textarea-vertical-align="middle" draw:auto-grow-height="false" fo:min-height="0.5cm" fo:min-width="2.25cm"/>
      <style:paragraph-properties style:writing-mode="lr-tb"/>
    </style:style>
    <style:style style:name="gr14" style:family="graphic" style:parent-style-name="standard">
      <style:graphic-properties svg:stroke-color="#ff4000" draw:fill-color="#ff4000" draw:textarea-horizontal-align="justify" draw:textarea-vertical-align="middle" draw:auto-grow-height="false" fo:min-height="1.164cm" fo:min-width="0.914cm"/>
      <style:paragraph-properties style:writing-mode="lr-tb"/>
    </style:style>
    <style:style style:name="gr15" style:family="graphic" style:parent-style-name="standard" style:list-style-name="L1">
      <style:graphic-properties svg:stroke-color="#3465a4" draw:fill-color="#3465a4" draw:textarea-horizontal-align="justify" draw:textarea-vertical-align="middle" draw:auto-grow-height="false" fo:min-height="1.696cm" fo:min-width="1.446cm"/>
      <style:paragraph-properties style:writing-mode="lr-tb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objectwithoutfill">
      <style:graphic-properties draw:marker-end="Arrowheads_20_4" draw:marker-end-width="0.3cm" draw:fill="none" draw:textarea-vertical-align="middle"/>
    </style:style>
    <style:style style:name="gr18" style:family="graphic" style:parent-style-name="objectwithoutfill">
      <style:graphic-properties draw:marker-end="Arrowheads_20_5" draw:marker-end-width="0.3cm" draw:fill="none" draw:textarea-vertical-align="middle"/>
    </style:style>
    <style:style style:name="gr19" style:family="graphic" style:parent-style-name="objectwithoutfill">
      <style:graphic-properties draw:marker-end="Arrowheads_20_6" draw:marker-end-width="0.3cm" draw:fill="none" draw:textarea-vertical-align="middle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objectwithoutfill">
      <style:graphic-properties draw:marker-end="Arrowheads_20_9" draw:marker-end-width="0.3cm" draw:fill="none" draw:textarea-vertical-align="middle"/>
    </style:style>
    <style:style style:name="gr23" style:family="graphic" style:parent-style-name="objectwithoutfill">
      <style:graphic-properties draw:marker-end="Arrowheads_20_10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626cm" fo:min-width="0.126cm"/>
    </style:style>
    <style:style style:name="gr25" style:family="graphic" style:parent-style-name="objectwithoutfill">
      <style:graphic-properties draw:marker-end="Arrowheads_20_12" draw:marker-end-width="0.3cm" draw:fill="none" draw:textarea-vertical-align="middle"/>
    </style:style>
    <style:style style:name="gr26" style:family="graphic" style:parent-style-name="objectwithoutfill">
      <style:graphic-properties draw:marker-end="Arrowheads_20_13" draw:marker-end-width="0.3cm" draw:fill="none" draw:textarea-vertical-align="middle"/>
    </style:style>
    <style:style style:name="gr27" style:family="graphic" style:parent-style-name="objectwithoutfill">
      <style:graphic-properties draw:marker-end="Arrowheads_20_14" draw:marker-end-width="0.3cm" draw:fill="none" draw:textarea-vertical-align="middle"/>
    </style:style>
    <style:style style:name="gr28" style:family="graphic" style:parent-style-name="objectwithoutfill">
      <style:graphic-properties draw:marker-end="Arrowheads_20_15" draw:marker-end-width="0.3cm" draw:fill="none" draw:textarea-vertical-align="middle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objectwithoutfill">
      <style:graphic-properties draw:marker-end="Arrowheads_20_17" draw:marker-end-width="0.3cm" draw:fill="none" draw:textarea-vertical-align="middle"/>
    </style:style>
    <style:style style:name="gr31" style:family="graphic" style:parent-style-name="objectwithoutfill">
      <style:graphic-properties svg:stroke-color="#000000" draw:fill="none" draw:textarea-vertical-align="middle"/>
    </style:style>
    <style:style style:name="gr32" style:family="graphic" style:parent-style-name="standard">
      <style:graphic-properties svg:stroke-color="#ff4000" draw:fill-color="#ff4000" draw:textarea-horizontal-align="justify" draw:textarea-vertical-align="middle" draw:auto-grow-height="false" fo:min-height="0.126cm" fo:min-width="3cm"/>
    </style:style>
    <style:style style:name="gr33" style:family="graphic" style:parent-style-name="standard">
      <style:graphic-properties svg:stroke-color="#ff4000" draw:fill-color="#ff4000" draw:textarea-horizontal-align="justify" draw:textarea-vertical-align="middle" draw:auto-grow-height="false" fo:min-height="0.126cm" fo:min-width="5.403cm"/>
    </style:style>
    <style:style style:name="gr34" style:family="graphic" style:parent-style-name="standard">
      <style:graphic-properties svg:stroke-color="#ff4000" draw:fill-color="#ff4000" draw:textarea-horizontal-align="justify" draw:textarea-vertical-align="middle" draw:auto-grow-height="false" fo:min-height="0.812cm" fo:min-width="0.562cm"/>
      <style:paragraph-properties style:writing-mode="lr-tb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158466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4000"/>
      <style:paragraph-properties fo:text-align="center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3465a4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-color="#ff4000"/>
      <style:paragraph-properties fo:text-align="center"/>
      <style:text-properties fo:font-size="10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4.001cm" svg:y="16.00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9cm" svg:y="16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.75cm" svg:y="1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6.5cm" svg:y="1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.25cm" svg:y="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2.75cm" svg:y="16cm"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1.5cm" svg:y="16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.25cm" svg:y="16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3" draw:text-style-name="P2" draw:layer="measurelines" svg:x1="4cm" svg:y1="18.75cm" svg:x2="13.75cm" svg:y2="18.75cm">
          <text:p text:style-name="P3">Window Size n</text:p>
          <text:p text:style-name="P3"/>
        </draw:measure>
        <draw:custom-shape draw:style-name="gr1" draw:text-style-name="P1" draw:layer="layout" svg:width="1cm" svg:height="1cm" svg:x="4.0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4.002cm" svg:y="16.00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9.001cm" svg:y="16.00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.751cm" svg:y="16.00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6.501cm" svg:y="16.00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.251cm" svg:y="16.00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2.751cm" svg:y="16.001cm"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1.501cm" svg:y="16.00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.251cm" svg:y="16.00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6cm" svg:y="1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6.001cm" svg:y="14.7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1cm" svg:y="14.749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9.75cm" svg:y="14.74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8.5cm" svg:y="14.74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7.25cm" svg:y="14.74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4.75cm" svg:y="14.749cm"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3.5cm" svg:y="14.749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2.25cm" svg:y="14.749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8.25cm" svg:y="1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1cm" svg:height="1cm" svg:x="8.251cm" svg:y="13.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9" draw:id="id9" draw:layer="layout" svg:width="1cm" svg:height="1cm" svg:x="13.25cm" svg:y="13.499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" draw:id="id7" draw:layer="layout" svg:width="1cm" svg:height="1cm" svg:x="12cm" svg:y="13.49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" draw:id="id5" draw:layer="layout" svg:width="1cm" svg:height="1cm" svg:x="10.75cm" svg:y="13.49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1cm" svg:height="1cm" svg:x="9.5cm" svg:y="13.49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5" draw:id="id15" draw:layer="layout" svg:width="1cm" svg:height="1cm" svg:x="17cm" svg:y="13.499cm"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3" draw:id="id13" draw:layer="layout" svg:width="1cm" svg:height="1cm" svg:x="15.75cm" svg:y="13.499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1" draw:id="id11" draw:layer="layout" svg:width="1cm" svg:height="1cm" svg:x="14.5cm" svg:y="13.499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0.75cm" svg:x="8.25cm" svg:y="11.503cm">
          <text:p text:style-name="P2">LSTM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75cm" svg:height="0.75cm" svg:x="1.5cm" svg:y="9.385cm">
          <text:p text:style-name="P2">LST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.003cm" svg:y="16.00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0.75cm" svg:x="8.2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75cm" svg:x="9.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75cm" svg:x="10.7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75cm" svg:x="12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75cm" svg:x="13.2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75cm" svg:x="14.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75cm" svg:x="15.7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75cm" svg:x="17cm" svg:y="1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75cm" svg:height="0.75cm" svg:x="1.5cm" svg:y="8.135cm">
          <text:p text:style-name="P2">Dense 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cm" svg:height="0.75cm" svg:x="9.5cm" svg:y="9.2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cm" svg:height="0.75cm" svg:x="10.75cm" svg:y="9.2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cm" svg:height="0.75cm" svg:x="12cm" svg:y="9.2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cm" svg:height="0.75cm" svg:x="13.25cm" svg:y="9.2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cm" svg:height="0.75cm" svg:x="14.5cm" svg:y="9.2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cm" svg:height="0.75cm" svg:x="15.75cm" svg:y="9.2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0.75cm" svg:x="8.2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1cm" svg:height="0.75cm" svg:x="8.2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1cm" svg:height="0.75cm" svg:x="9.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1cm" svg:height="0.75cm" svg:x="10.7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1cm" svg:height="0.75cm" svg:x="12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1cm" svg:height="0.75cm" svg:x="13.2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2" draw:id="id12" draw:layer="layout" svg:width="1cm" svg:height="0.75cm" svg:x="14.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4" draw:id="id14" draw:layer="layout" svg:width="1cm" svg:height="0.75cm" svg:x="15.75cm" svg:y="11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6" draw:id="id16" draw:layer="layout" svg:width="1cm" svg:height="0.75cm" svg:x="17cm" svg:y="11.5cm">
          <text:p/>
          <draw:enhanced-geometry svg:viewBox="0 0 21600 21600" draw:type="rectangle" draw:enhanced-path="M 0 0 L 21600 0 21600 21600 0 21600 0 0 Z N"/>
        </draw:custom-shape>
        <draw:measure draw:style-name="gr3" draw:text-style-name="P2" draw:layer="measurelines" svg:x1="14.78cm" svg:y1="18.085cm" svg:x2="18.78cm" svg:y2="15.585cm">
          <text:p text:style-name="P3">Batch Size</text:p>
          <text:p text:style-name="P3"/>
        </draw:measure>
        <draw:custom-shape draw:style-name="gr12" draw:text-style-name="P7" xml:id="id17" draw:id="id17" draw:layer="layout" svg:width="1cm" svg:height="0.75cm" svg:x="9.5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xml:id="id19" draw:id="id19" draw:layer="layout" svg:width="1cm" svg:height="0.75cm" svg:x="10.75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xml:id="id20" draw:id="id20" draw:layer="layout" svg:width="1cm" svg:height="0.75cm" svg:x="12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xml:id="id21" draw:id="id21" draw:layer="layout" svg:width="1cm" svg:height="0.75cm" svg:x="13.25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xml:id="id22" draw:id="id22" draw:layer="layout" svg:width="1cm" svg:height="0.75cm" svg:x="14.5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xml:id="id23" draw:id="id23" draw:layer="layout" svg:width="1cm" svg:height="0.75cm" svg:x="15.75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75cm" svg:height="0.75cm" svg:x="1.5cm" svg:y="6.885cm">
          <text:p text:style-name="P2">Output</text:p>
          <draw:enhanced-geometry svg:viewBox="0 0 21600 21600" draw:type="rectangle" draw:enhanced-path="M 0 0 L 21600 0 21600 21600 0 21600 0 0 Z N"/>
        </draw:custom-shape>
        <draw:custom-shape draw:style-name="gr14" draw:text-style-name="P9" xml:id="id18" draw:id="id18" draw:layer="layout" svg:width="2cm" svg:height="2cm" svg:x="12cm" svg:y="4cm">
          <text:p text:style-name="P8"><text:span text:style-name="T1">n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2.75cm" svg:height="2.75cm" svg:x="1.5cm" svg:y="10.5cm">
          <text:p text:style-name="P10">All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line" svg:x1="8.751cm" svg:y1="13.5cm" svg:x2="8.75cm" svg:y2="12.253cm" draw:start-shape="id1" draw:start-glue-point="4" draw:end-shape="id2" draw:end-glue-point="2" svg:d="M8751 13500l-1-1247" svg:viewBox="0 0 2 1248">
          <text:p/>
        </draw:connector>
        <draw:connector draw:style-name="gr17" draw:text-style-name="P12" draw:layer="layout" draw:type="line" svg:x1="10cm" svg:y1="13.499cm" svg:x2="10cm" svg:y2="12.253cm" draw:start-shape="id3" draw:start-glue-point="4" draw:end-shape="id4" draw:end-glue-point="2" svg:d="M10000 13499v-1246" svg:viewBox="0 0 1 1247">
          <text:p/>
        </draw:connector>
        <draw:connector draw:style-name="gr18" draw:text-style-name="P12" draw:layer="layout" draw:type="line" svg:x1="11.25cm" svg:y1="13.499cm" svg:x2="11.25cm" svg:y2="12.253cm" draw:start-shape="id5" draw:start-glue-point="4" draw:end-shape="id6" draw:end-glue-point="2" svg:d="M11250 13499v-1246" svg:viewBox="0 0 1 1247">
          <text:p/>
        </draw:connector>
        <draw:connector draw:style-name="gr19" draw:text-style-name="P12" draw:layer="layout" draw:type="line" svg:x1="12.5cm" svg:y1="13.499cm" svg:x2="12.5cm" svg:y2="12.253cm" draw:start-shape="id7" draw:start-glue-point="4" draw:end-shape="id8" draw:end-glue-point="2" svg:d="M12500 13499v-1246" svg:viewBox="0 0 1 1247">
          <text:p/>
        </draw:connector>
        <draw:connector draw:style-name="gr20" draw:text-style-name="P12" draw:layer="layout" draw:type="line" svg:x1="13.75cm" svg:y1="13.499cm" svg:x2="13.75cm" svg:y2="12.253cm" draw:start-shape="id9" draw:start-glue-point="4" draw:end-shape="id10" draw:end-glue-point="2" svg:d="M13750 13499v-1246" svg:viewBox="0 0 1 1247">
          <text:p/>
        </draw:connector>
        <draw:connector draw:style-name="gr21" draw:text-style-name="P12" draw:layer="layout" draw:type="line" svg:x1="15cm" svg:y1="13.499cm" svg:x2="15cm" svg:y2="12.253cm" draw:start-shape="id11" draw:start-glue-point="4" draw:end-shape="id12" draw:end-glue-point="2" svg:d="M15000 13499v-1246" svg:viewBox="0 0 1 1247">
          <text:p/>
        </draw:connector>
        <draw:connector draw:style-name="gr22" draw:text-style-name="P12" draw:layer="layout" draw:type="line" svg:x1="16.25cm" svg:y1="13.499cm" svg:x2="16.25cm" svg:y2="12.253cm" draw:start-shape="id13" draw:start-glue-point="4" draw:end-shape="id14" draw:end-glue-point="2" svg:d="M16250 13499v-1246" svg:viewBox="0 0 1 1247">
          <text:p/>
        </draw:connector>
        <draw:connector draw:style-name="gr23" draw:text-style-name="P12" draw:layer="layout" draw:type="line" svg:x1="17.5cm" svg:y1="13.499cm" svg:x2="17.5cm" svg:y2="12.25cm" draw:start-shape="id15" draw:start-glue-point="4" draw:end-shape="id16" draw:end-glue-point="2" svg:d="M17500 13499v-1249" svg:viewBox="0 0 1 1250">
          <text:p/>
        </draw:connector>
        <draw:custom-shape draw:style-name="gr24" draw:text-style-name="P2" draw:layer="layout" svg:width="1.25cm" svg:height="1cm" svg:x="12.5cm" svg:y="10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" draw:layer="layout" svg:width="1.25cm" svg:height="1cm" svg:x="12.5cm" svg:y="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5" draw:text-style-name="P12" draw:layer="layout" draw:type="line" svg:x1="10cm" svg:y1="7cm" svg:x2="13cm" svg:y2="6cm" draw:start-shape="id17" draw:start-glue-point="0" draw:end-shape="id18" draw:end-glue-point="8" svg:d="M10000 7000l3000-1000" svg:viewBox="0 0 3001 1001">
          <text:p/>
        </draw:connector>
        <draw:connector draw:style-name="gr26" draw:text-style-name="P12" draw:layer="layout" draw:type="line" svg:x1="11.25cm" svg:y1="7cm" svg:x2="13cm" svg:y2="6cm" draw:start-shape="id19" draw:start-glue-point="0" draw:end-shape="id18" draw:end-glue-point="8" svg:d="M11250 7000l1750-1000" svg:viewBox="0 0 1751 1001">
          <text:p/>
        </draw:connector>
        <draw:connector draw:style-name="gr27" draw:text-style-name="P12" draw:layer="layout" draw:type="line" svg:x1="12.5cm" svg:y1="7cm" svg:x2="13cm" svg:y2="6cm" draw:start-shape="id20" draw:start-glue-point="0" draw:end-shape="id18" draw:end-glue-point="8" svg:d="M12500 7000l500-1000" svg:viewBox="0 0 501 1001">
          <text:p/>
        </draw:connector>
        <draw:connector draw:style-name="gr28" draw:text-style-name="P12" draw:layer="layout" draw:type="line" svg:x1="13.75cm" svg:y1="7cm" svg:x2="13cm" svg:y2="6cm" draw:start-shape="id21" draw:start-glue-point="0" draw:end-shape="id18" draw:end-glue-point="8" svg:d="M13750 7000l-750-1000" svg:viewBox="0 0 751 1001">
          <text:p/>
        </draw:connector>
        <draw:connector draw:style-name="gr29" draw:text-style-name="P12" draw:layer="layout" draw:type="line" svg:x1="15cm" svg:y1="7cm" svg:x2="13cm" svg:y2="6cm" draw:start-shape="id22" draw:start-glue-point="0" draw:end-shape="id18" draw:end-glue-point="8" svg:d="M15000 7000l-2000-1000" svg:viewBox="0 0 2001 1001">
          <text:p/>
        </draw:connector>
        <draw:connector draw:style-name="gr30" draw:text-style-name="P12" draw:layer="layout" draw:type="line" svg:x1="16.25cm" svg:y1="7cm" svg:x2="13cm" svg:y2="6cm" draw:start-shape="id23" draw:start-glue-point="0" draw:end-shape="id18" draw:end-glue-point="8" svg:d="M16250 7000l-3250-1000" svg:viewBox="0 0 3251 1001">
          <text:p/>
        </draw:connector>
        <draw:line draw:style-name="gr31" draw:text-style-name="P12" draw:layer="layout" svg:x1="4.5cm" svg:y1="13.5cm" svg:x2="4.5cm" svg:y2="6.5cm">
          <text:p/>
        </draw:line>
        <draw:line draw:style-name="gr31" draw:text-style-name="P12" draw:layer="layout" svg:x1="4.5cm" svg:y1="6.5cm" svg:x2="1.25cm" svg:y2="6.5cm">
          <text:p/>
        </draw:line>
        <draw:line draw:style-name="gr31" draw:text-style-name="P12" draw:layer="layout" svg:x1="1.25cm" svg:y1="6.5cm" svg:x2="1.25cm" svg:y2="13.5cm">
          <text:p/>
        </draw:line>
        <draw:line draw:style-name="gr31" draw:text-style-name="P12" draw:layer="layout" svg:x1="1.25cm" svg:y1="13.5cm" svg:x2="4.5cm" svg:y2="13.5cm">
          <text:p/>
        </draw:line>
        <draw:custom-shape draw:style-name="gr32" draw:text-style-name="P13" draw:layer="layout" svg:width="4cm" svg:height="0.75cm" svg:x="14.7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3" draw:layer="layout" svg:width="6.746cm" svg:height="0.75cm" draw:transform="rotate (-1.56398954271212) translate (19.454cm 5.2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4" draw:layer="layout" svg:width="1.5cm" svg:height="1.5cm" svg:x="18.25cm" svg:y="13.25cm">
          <text:p text:style-name="P8"><text:span text:style-name="T1">n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7T14:14:33.637122971</meta:creation-date>
    <dc:date>2024-10-07T14:59:02.007553996</dc:date>
    <meta:editing-duration>PT1M12S</meta:editing-duration>
    <meta:editing-cycles>1</meta:editing-cycles>
    <meta:document-statistic meta:object-count="97"/>
    <meta:generator>LibreOffice/7.3.7.2$Linux_X86_64 LibreOffice_project/30$Build-2</meta:generator>
  </office:meta>
</office:document-meta>
</file>